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Arial Unicode MS1" svg:font-family="'Arial Unicode MS'" style:font-pitch="variable"/>
    <style:font-face style:name="Liberation Sans1" svg:font-family="'Liberation Sans'" style:font-pitch="variable"/>
    <style:font-face style:name="Menlo-Regular" svg:font-family="Menlo-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solid" svg:stroke-width="0.035cm" svg:stroke-color="#314004" draw:marker-start-width="0.252cm" draw:marker-end-width="0.252cm" fo:min-height="11.929cm" fo:padding-top="0.017cm" fo:padding-bottom="0.017cm" fo:padding-left="0.017cm" fo:padding-right="0.017cm"/>
    </style:style>
    <style:style style:name="pr6" style:family="presentation" style:parent-style-name="Default-outline1">
      <style:graphic-properties draw:stroke="solid" svg:stroke-width="0.053cm" svg:stroke-color="#333300" draw:marker-start-width="0.279cm" draw:marker-end-width="0.279cm" fo:min-height="11.929cm" fo:padding-top="0.026cm" fo:padding-bottom="0.026cm" fo:padding-left="0.026cm" fo:padding-right="0.026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1.92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style:font-name="Menlo-Regular1" fo:font-size="18pt" style:font-name-asian="Menlo-Regular1" style:font-size-asian="18pt" style:font-name-complex="Menlo-Regular1" style:font-size-complex="18pt"/>
    </style:style>
    <style:style style:name="T4" style:family="text">
      <style:text-properties fo:color="#2fb41d" style:font-name="Menlo-Regular1" fo:font-size="18pt" style:font-name-asian="Menlo-Regular1" style:font-size-asian="18pt" style:font-name-complex="Menlo-Regular1" style:font-size-complex="18pt"/>
    </style:style>
    <style:style style:name="T5" style:family="text">
      <style:text-properties fo:color="#b42419" style:font-name="Menlo-Regular1" fo:font-size="18pt" style:font-name-asian="Menlo-Regular1" style:font-size-asian="18pt" style:font-name-complex="Menlo-Regular1" style:font-size-complex="18pt"/>
    </style:style>
    <style:style style:name="T6" style:family="text">
      <style:text-properties fo:color="#c1651c" style:font-name="Menlo-Regular1" fo:font-size="18pt" style:font-name-asian="Menlo-Regular1" style:font-size-asian="18pt" style:font-name-complex="Menlo-Regular1" style:font-size-complex="18pt"/>
    </style:style>
    <style:style style:name="T7" style:family="text">
      <style:text-properties fo:color="#000000" style:font-name="Menlo-Regular1" fo:font-size="11pt" style:font-name-asian="Menlo-Regular1" style:font-size-asian="11pt" style:font-name-complex="Menlo-Regular1" style:font-size-complex="11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Menlo-Regular1" fo:font-size="28pt" fo:font-style="normal" fo:text-shadow="none" style:text-underline-style="none" fo:font-weight="normal" style:letter-kerning="true" style:font-name-asian="Menlo-Regular1" style:font-size-asian="28pt" style:font-style-asian="normal" style:font-weight-asian="normal" style:font-name-complex="Menlo-Regular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Menlo-Regular1" fo:font-size="40pt" style:font-name-asian="Menlo-Regular1" style:font-size-asian="40pt" style:font-name-complex="Menlo-Regular1" style:font-size-complex="40pt"/>
    </style:style>
    <style:style style:name="T11" style:family="text">
      <style:text-properties fo:color="#c1651c" style:font-name="Menlo-Regular1" fo:font-size="40pt" style:font-name-asian="Menlo-Regular1" style:font-size-asian="40pt" style:font-name-complex="Menlo-Regular1" style:font-size-complex="40pt"/>
    </style:style>
    <style:style style:name="T12" style:family="text">
      <style:text-properties fo:color="#2fb41d" style:font-name="Menlo-Regular1" fo:font-size="40pt" style:font-name-asian="Menlo-Regular1" style:font-size-asian="40pt" style:font-name-complex="Menlo-Regular1" style:font-size-complex="40pt"/>
    </style:style>
    <style:style style:name="T13" style:family="text">
      <style:text-properties fo:color="#b42419" style:font-name="Menlo-Regular1" fo:font-size="40pt" style:font-name-asian="Menlo-Regular1" style:font-size-asian="40pt" style:font-name-complex="Menlo-Regular1" style:font-size-complex="40pt"/>
    </style:style>
    <style:style style:name="T14" style:family="text">
      <style:text-properties fo:color="#400bd9" style:font-name="Menlo-Regular1" fo:font-size="40pt" style:font-name-asian="Menlo-Regular1" style:font-size-asian="40pt" style:font-name-complex="Menlo-Regular1" style:font-size-complex="40pt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Gritsulyak Roman Tarasovich, 25 sent 2016</presentation:date-time-decl>
      <draw:page draw:name="page1" draw:style-name="dp1" draw:master-page-name="Default" presentation:presentation-page-layout-name="AL1T0" presentation:use-date-time-name="dtd1">
        <draw:frame presentation:style-name="pr1" draw:layer="layout" svg:width="25.199cm" svg:height="3.506cm" svg:x="1.4cm" svg:y="0.837cm" presentation:class="title">
          <draw:text-box>
            <text:p>Множества</text:p>
          </draw:text-box>
        </draw:frame>
        <draw:frame presentation:style-name="pr2" draw:layer="layout" svg:width="25.199cm" svg:height="12.179cm" svg:x="1.4cm" svg:y="4.914cm" presentation:class="subtitle">
          <draw:text-box>
            <text:p>Занятие кружка по информатике ФИМЛИ 5</text:p>
            <text:p/>
            <text:p><text:span text:style-name="T1"/></text:p>
            <text:p><text:span text:style-name="T1"/></text:p>
            <text:p><text:span text:style-name="T1"/></text:p>
            <text:p><text:span text:style-name="T1">г. Долгопрудный, МО</text:span></text:p>
            <text:p><text:span text:style-name="T2">Грицуляк РТ, </text:span></text:p>
            <text:p><text:span text:style-name="T2">28 сентября 2016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Представление множест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Задача с мешком слов, на подумать в классе:</text:p>
                <text:list>
                  <text:list-item>
                    <text:p>Есть множество слов { w[0], w[1], w[2],...w[n-1] }</text:p>
                  </text:list-item>
                  <text:list-item>
                    <text:p>n&lt;64 </text:p>
                  </text:list-item>
                  <text:list-item>
                    <text:p>Есть f(набор) → функция, которая работает непонятно как, но выдает нам на каждый набор.</text:p>
                    <text:p>{w[i1],w[i2],w[i3],..w[ik]} → число. Например, это может быть хэш функция. </text:p>
                  </text:list-item>
                  <text:list-item>
                    <text:p>Известно, что количество документов не зависит от порядка слов и количества вхождений слов в список</text:p>
                  </text:list-item>
                  <text:list-item>
                    <text:p>1) Найти набор на котором функция будет максимальна</text:p>
                    <text:list>
                      <text:list-item>
                        <text:p>Решение не должно зависеть от вида функции f.</text:p>
                      </text:list-item>
                    </text:list>
                  </text:list-item>
                  <text:list-item>
                    <text:p>2) реализовать пересечения и объединения мешков слов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Мощность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множества подмножеств из {w[1],w[2],w[3],..,w[n]} — булеан</text:p>
              </text:list-item>
              <text:list-item>
                <text:p>Мощность булеана (количество входящих в него элементов) 2^n</text:p>
              </text:list-item>
              <text:list-item>
                <text:p>Действительно, закодируем двоичное число с помощью элемента булеана следующим образом:</text:p>
              </text:list-item>
              <text:list-item>
                <text:p>Для подмножества  {w[i1],w[i2[,w[i3],..w[ik]}</text:p>
                <text:list>
                  <text:list-header>
                    <text:p>число = 2^i1+2^i2+2^i3+...2^ik</text:p>
                  </text:list-header>
                  <text:list-item>
                    <text:p>То есть для элемента множества i — если он есть в подмножестве — он есть и на i-й с конца позиции начиная с 0й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date-time-name="dtd1">
        <draw:frame presentation:style-name="pr5" draw:text-style-name="P1" draw:layer="layout" svg:width="12.297cm" svg:height="19.6cm" svg:x="1.4cm" svg:y="0.6cm" presentation:class="outline" presentation:user-transformed="true">
          <draw:text-box>
            <text:p text:style-name="P1"><text:span text:style-name="T3"><text:s text:c="2"/></text:span></text:p>
            <text:p text:style-name="P1"><text:span text:style-name="T4"/></text:p>
            <text:p text:style-name="P1"><text:span text:style-name="T4"><text:s text:c="2"/></text:span><text:span text:style-name="T4">int</text:span><text:span text:style-name="T3"> n;</text:span></text:p>
            <text:p text:style-name="P1"><text:span text:style-name="T3"><text:s text:c="2"/></text:span><text:span text:style-name="T3">vector&lt;string&gt; words;</text:span></text:p>
            <text:p text:style-name="P1"><text:span text:style-name="T3"><text:s text:c="2"/></text:span><text:span text:style-name="T3">cin &gt;&gt; n;</text:span></text:p>
            <text:p text:style-name="P1"><text:span text:style-name="T3"><text:s text:c="2"/></text:span><text:span text:style-name="T3">bitset&lt;</text:span><text:span text:style-name="T5">64</text:span><text:span text:style-name="T3">&gt; bits(</text:span><text:span text:style-name="T5">0</text:span><text:span text:style-name="T3">);</text:span></text:p>
            <text:p text:style-name="P1"><text:span text:style-name="T3"/></text:p>
            <text:p text:style-name="P1"><text:span text:style-name="T3"><text:s text:c="2"/></text:span><text:span text:style-name="T6">for</text:span><text:span text:style-name="T3">(</text:span><text:span text:style-name="T4">int</text:span><text:span text:style-name="T3"> i=</text:span><text:span text:style-name="T5">0</text:span><text:span text:style-name="T3">;i&lt;n;i++) {</text:span></text:p>
            <text:p text:style-name="P1"><text:span text:style-name="T3"><text:s text:c="5"/></text:span><text:span text:style-name="T3">string word;</text:span></text:p>
            <text:p text:style-name="P1"><text:span text:style-name="T3"><text:s text:c="5"/></text:span><text:span text:style-name="T3">cin &gt;&gt; word;</text:span></text:p>
            <text:p text:style-name="P1"><text:span text:style-name="T3"><text:s text:c="5"/></text:span><text:span text:style-name="T3">words.push_back(word);</text:span></text:p>
            <text:p text:style-name="P1"><text:span text:style-name="T3"><text:s text:c="2"/></text:span><text:span text:style-name="T3">}</text:span></text:p>
            <text:p text:style-name="P1"><text:span text:style-name="T4"><text:s text:c="2"/></text:span><text:span text:style-name="T4">int</text:span><text:span text:style-name="T3"> last_max=-</text:span><text:span text:style-name="T5">1</text:span><text:span text:style-name="T3">;</text:span></text:p>
            <text:p text:style-name="P1"><text:span text:style-name="T7"/></text:p>
          </draw:text-box>
        </draw:frame>
        <draw:frame presentation:style-name="pr6" draw:text-style-name="P2" draw:layer="layout" svg:width="12.297cm" svg:height="19.6cm" svg:x="14.313cm" svg:y="0.6cm" presentation:class="outline" presentation:user-transformed="true">
          <draw:text-box>
            <text:p text:style-name="P1"><text:span text:style-name="T3"><text:s text:c="2"/></text:span></text:p>
            <text:p text:style-name="P1"><text:span text:style-name="T3"><text:s text:c="2"/></text:span><text:span text:style-name="T6">for</text:span><text:span text:style-name="T3">(</text:span><text:span text:style-name="T4">int</text:span><text:span text:style-name="T3"> j=</text:span><text:span text:style-name="T5">0</text:span><text:span text:style-name="T3">;bits.count()&lt;n;j++)</text:span></text:p>
            <text:p text:style-name="P1"><text:span text:style-name="T3"><text:s text:c="2"/></text:span><text:span text:style-name="T3">{</text:span></text:p>
            <text:p text:style-name="P1"><text:span text:style-name="T3"><text:s text:c="4"/></text:span><text:span text:style-name="T3">bitset&lt;</text:span><text:span text:style-name="T5">64</text:span><text:span text:style-name="T3">&gt; bitelem(j);</text:span></text:p>
            <text:p text:style-name="P1"><text:span text:style-name="T3"><text:s text:c="4"/></text:span><text:span text:style-name="T3">bits=bitelem;</text:span></text:p>
            <text:p text:style-name="P1"><text:span text:style-name="T3"><text:s text:c="4"/></text:span><text:span text:style-name="T3">vector&lt;string&gt; element;</text:span></text:p>
            <text:p text:style-name="P1"><text:span text:style-name="T3"><text:s text:c="4"/></text:span><text:span text:style-name="T6">for</text:span><text:span text:style-name="T3">(</text:span><text:span text:style-name="T4">int</text:span><text:span text:style-name="T3"> k=</text:span><text:span text:style-name="T5">0</text:span><text:span text:style-name="T3">;k&lt;n;k++){</text:span></text:p>
            <text:p text:style-name="P1"><text:span text:style-name="T3"><text:s text:c="6"/></text:span><text:span text:style-name="T6">if</text:span><text:span text:style-name="T3">(bitelem.test(k))</text:span></text:p>
            <text:p text:style-name="P1"><text:span text:style-name="T3"><text:s text:c="8"/></text:span><text:span text:style-name="T3">element.push_back(words[k]);</text:span></text:p>
            <text:p text:style-name="P1"><text:span text:style-name="T3"><text:s text:c="4"/></text:span><text:span text:style-name="T3">}</text:span></text:p>
            <text:p text:style-name="P1"><text:span text:style-name="T3"><text:s text:c="4"/></text:span><text:span text:style-name="T4">int</text:span><text:span text:style-name="T3"> cur_max = f(element);</text:span></text:p>
            <text:p text:style-name="P1"><text:span text:style-name="T3"><text:s text:c="4"/></text:span><text:span text:style-name="T6">if</text:span><text:span text:style-name="T3">(cur_max&gt;last_max)</text:span></text:p>
            <text:p text:style-name="P1"><text:span text:style-name="T3"><text:s text:c="6"/></text:span><text:span text:style-name="T3">last_max=cur_max;</text:span></text:p>
            <text:p text:style-name="P1"><text:span text:style-name="T3"><text:s text:c="2"/></text:span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<text:s/>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Как будет выглядеть пересечение 2х множеств?</text:p>
                <text:p/>
                <text:p/>
              </text:list-item>
              <text:list-item>
                <text:p>Объединение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 presentation:use-date-time-name="dtd1">
        <draw:frame presentation:style-name="pr7" draw:layer="layout" svg:width="25.199cm" svg:height="3.506cm" svg:x="1.4cm" svg:y="0.837cm" presentation:class="title">
          <draw:text-box>
            <text:p><text:s/><text:tab/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itset&lt;100&gt; a(300); bitset&lt;100&gt; b(900);</text:p>
                <text:p>с=a&amp;b; d=a|b;</text:p>
              </text:list-header>
              <text:list-item>
                <text:p>Как будет выглядеть пересечение 2х множеств?</text:p>
                <text:p><text:s text:c="2"/><text:tab/><text:tab/><text:tab/><text:tab/><text:tab/><text:tab/><text:tab/><text:tab/><text:tab/><text:tab/><text:tab/> <text:s text:c="44"/><text:span text:style-name="T8">a&amp;b <text:s text:c="3"/>a and b</text:span></text:p>
                <text:p/>
              </text:list-item>
              <text:list-item>
                <text:p>Объединение</text:p>
                <text:p><text:s/><text:span text:style-name="T8">a|b <text:s text:c="4"/>a or b</text:span></text:p>
                <text:p><text:span text:style-name="T8"/></text:p>
              </text:list-item>
            </text:list>
          </draw:text-box>
        </draw:frame>
        <draw:frame draw:style-name="gr2" draw:text-style-name="P4" draw:layer="layout" svg:width="10.208cm" svg:height="2.6cm" svg:x="15.2cm" svg:y="9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4" draw:layer="layout" svg:width="11.134cm" svg:height="2.742cm" svg:x="15.466cm" svg:y="15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Задачи<text:tab/>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аскалистам — на паскале написать свой вариант для 30 слов (для 200 на ***) .</text:p>
                <text:p/>
              </text:list-item>
              <text:list-item>
                <text:p>С++ - реализовать на <text:s/>uint64_t (допустим у нас меньше 64 слов), и для 200 слов на <text:s/>uint64_t wrds[4]</text:p>
                <text:p/>
              </text:list-item>
              <text:list-item>
                <text:p>Сравнить результаты на {«one», «two», «three», «four», «five», «six», «seven», «eight», «nine», «ten»}</text:p>
                <text:p/>
              </text:list-item>
              <text:list-item>
                <text:p>Попробовать «взломать» решения друг-друга (первые 2 решивших в пару итд)</text:p>
                <text:p/>
              </text:list-item>
              <text:list-item>
                <text:p>Решение = 700; взлом +100 ; решение «200» - 1500, +100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Задача на оптимальный перебор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Допустим добавление и удаление множества занимает по 1</text:p>
              </text:list-item>
              <text:list-item>
                <text:p>Тогда перебор </text:p>
              </text:list-item>
              <text:list-item>
                <text:p><text:span text:style-name="T9">sz|0 → 1 → 10 → 11 → <text:s/>100 → <text:s/>101 → <text:s/>110 → 111| = 11</text:span></text:p>
              </text:list-item>
              <text:list-item>
                <text:p><text:span text:style-name="T9">хуже чем</text:span></text:p>
                <text:p><text:span text:style-name="T9">sz|0 → 1 → 11 → <text:s/>111 → <text:s/>101 → <text:s/>100 → <text:s/>110 → 10|= 7 </text:span></text:p>
              </text:list-item>
              <text:list-item>
                <text:p><text:span text:style-name="T9">Реализовать функцию оптимального перебора 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Коды гре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Описывают такие последовательности</text:p>
                <text:p/>
              </text:list-item>
              <text:list-item>
                <text:p>Можно ли доказать существование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Доказательство</text:p>
          </draw:text-box>
        </draw:frame>
        <draw:frame draw:style-name="gr2" draw:layer="layout" svg:width="24.643cm" svg:height="11.745cm" svg:x="1.306cm" svg:y="4.343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Реализаци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Задач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Реализаци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"><text:span text:style-name="T10"/></text:p>
            <text:p text:style-name="P1"><text:span text:style-name="T10"><text:s text:c="4"/></text:span><text:span text:style-name="T11">for</text:span><text:span text:style-name="T10">(</text:span><text:span text:style-name="T12">uint32_t</text:span><text:span text:style-name="T10"> i=</text:span><text:span text:style-name="T13">0</text:span><text:span text:style-name="T10">;i&lt;numeric_limits&lt;</text:span><text:span text:style-name="T12">uint32_t</text:span><text:span text:style-name="T10">&gt;::max();i++)</text:span></text:p>
            <text:p text:style-name="P1"><text:span text:style-name="T10"><text:s text:c="4"/></text:span><text:span text:style-name="T10">{</text:span></text:p>
            <text:p text:style-name="P1"><text:span text:style-name="T10"><text:s text:c="8"/></text:span><text:span text:style-name="T10">bitset&lt;</text:span><text:span text:style-name="T13">32</text:span><text:span text:style-name="T10">&gt; out;</text:span></text:p>
            <text:p text:style-name="P1"><text:span text:style-name="T10"><text:s text:c="8"/></text:span><text:span text:style-name="T10">out = i ^ (i &gt;&gt; </text:span><text:span text:style-name="T13">1</text:span><text:span text:style-name="T10">); </text:span><text:span text:style-name="T14">// i xor (i shr 1) — pascal</text:span></text:p>
            <text:p text:style-name="P1"><text:span text:style-name="T14"><text:s/></text:span><text:span text:style-name="T10"><text:s text:c="7"/></text:span><text:span text:style-name="T10">cout &lt;&lt; </text:span><text:span text:style-name="T13">"i="</text:span><text:span text:style-name="T10"> &lt;&lt; i &lt;&lt; </text:span><text:span text:style-name="T13">":"</text:span><text:span text:style-name="T10"> &lt;&lt; out &lt;&lt; endl;</text:span></text:p>
            <text:p text:style-name="P1"><text:span text:style-name="T10"><text:s text:c="4"/></text:span><text:span text:style-name="T10">}</text:span></text:p>
            <text:p text:style-name="P1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Задача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Сложная: Написать декодер <text:span text:style-name="T15">из кода грея — в оригинальное представление </text:span>(на математику).</text:p>
              </text:list-item>
              <text:list-item>
                <text:p>проще: Модифицировать задачу с мешком слов, сравнить производительность, на вход функция принимает set (на олимпиадное программирование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Вопросы и надеюсь ответы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Arial Unicode MS1" svg:font-family="'Arial Unicode MS'" style:font-pitch="variable"/>
    <style:font-face style:name="Liberation Sans1" svg:font-family="'Liberation Sans'" style:font-pitch="variable"/>
    <style:font-face style:name="Menlo-Regular" svg:font-family="Menlo-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01:07:43.473114000</meta:creation-date>
    <dc:date>2016-09-25T20:50:42.283287000</dc:date>
    <meta:editing-duration>PT2H31M29S</meta:editing-duration>
    <meta:editing-cycles>16</meta:editing-cycles>
    <meta:generator>LibreOffice/4.3.0.4$MacOSX_x86 LibreOffice_project/62ad5818884a2fc2e5780dd45466868d41009ec0</meta:generator>
    <meta:document-statistic meta:object-count="83"/>
  </office:meta>
</office:document-meta>
</file>

<file path=Object 1/content.xml><?xml version="1.0" encoding="utf-8"?>
<math xmlns="http://www.w3.org/1998/Math/MathML" display="block">
  <semantics>
    <mfrac>
      <mtable>
        <mtr>
          <mtd>
            <mrow>
              <mi mathvariant="italic">по</mi>
              <mi mathvariant="italic">индукции</mi>
              <mi mathvariant="normal">:</mi>
            </mrow>
          </mtd>
        </mtr>
        <mtr>
          <mtd>
            <mrow>
              <mi>G</mi>
              <mrow>
                <mo fence="true" stretchy="false">(</mo>
                <mrow>
                  <mn>1</mn>
                </mrow>
                <mo fence="true" stretchy="false">)</mo>
              </mrow>
              <mi mathvariant="normal">:</mi>
              <mi mathvariant="italic">последовательность</mi>
              <msup>
                <mn>2</mn>
                <mn>1</mn>
              </msup>
              <mi mathvariant="normal">:</mi>
              <mrow>
                <mrow>
                  <mo stretchy="false">{</mo>
                  <mn>0,1</mn>
                  <mo stretchy="false">}</mo>
                </mrow>
                <mo stretchy="false">−</mo>
                <mi mathvariant="italic">код</mi>
              </mrow>
              <mi mathvariant="italic">грея</mi>
            </mrow>
          </mtd>
        </mtr>
        <mtr>
          <mtd>
            <mrow>
              <mi mathvariant="italic">для</mi>
              <mi>G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  <mi mathvariant="italic">припишем</mi>
              <mn>0</mn>
              <mi mathvariant="italic">слева</mi>
              <mi>к</mi>
              <mi>G</mi>
              <mrow>
                <mo fence="true" stretchy="false">(</mo>
                <mrow>
                  <mi>n</mi>
                </mrow>
                <mo fence="true" stretchy="false">)</mo>
              </mrow>
              <mi>и</mi>
            </mrow>
          </mtd>
        </mtr>
        <mtr>
          <mtd>
            <mrow>
              <mn>1</mn>
              <mi mathvariant="italic">слева</mi>
              <mi>к</mi>
              <msup>
                <mi>G</mi>
                <mi>R</mi>
              </msup>
              <mrow>
                <mo fence="true" stretchy="false">(</mo>
                <mrow>
                  <mi>n</mi>
                </mrow>
                <mo fence="true" stretchy="false">)</mo>
              </mrow>
              <mi mathvariant="italic">обратной</mi>
              <mi mathvariant="italic">последовательности</mi>
            </mrow>
          </mtd>
        </mtr>
        <mtr>
          <mtd>
            <mrow>
              <mi mathvariant="italic">объединим</mi>
              <mi mathvariant="normal">:</mi>
              <mi>G</mi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o stretchy="false">=</mo>
                <mn>0</mn>
              </mrow>
              <mi>G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∪</mo>
                <mn>1</mn>
              </mrow>
              <msup>
                <mi>G</mi>
                <mi>R</mi>
              </msup>
              <mrow>
                <mo fence="true" stretchy="false">(</mo>
                <mrow>
                  <mrow>
                    <mi>n</mi>
                    <mn>1</mn>
                  </mrow>
                </mrow>
                <mo fence="true" stretchy="false">)</mo>
              </mrow>
            </mrow>
          </mtd>
        </mtr>
      </mtable>
      <mtable>
        <mtr>
          <mtd>
            <mrow>
              <mi mathvariant="italic">proof</mi>
              <mi mathvariant="normal">:</mi>
              <mi mathvariant="italic">end</mi>
              <mrow>
                <mrow>
                  <mo fence="true" stretchy="false">(</mo>
                  <mrow>
                    <mrow>
                      <mi>G</mi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=</mo>
                <mi mathvariant="italic">begin</mi>
              </mrow>
              <mrow>
                <mo fence="true" stretchy="false">(</mo>
                <mrow>
                  <mrow>
                    <msup>
                      <mi>G</mi>
                      <mi>R</mi>
                    </msup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td>
        </mtr>
        <mtr>
          <mtd>
            <mrow>
              <mi mathvariant="italic">дальше</mi>
              <mi mathvariant="italic">очевидно</mi>
            </mrow>
          </mtd>
        </mtr>
      </mtable>
    </mfrac>
    <annotation encoding="StarMath 5.0">{stack { {по индукции: } # {G(1): последовательность 2^{1} : {\{ 0,1 \}}  - код грея } # {для G(n+1) припишем 0 слева к G(n) и } # { 1 слева к G^R (n) обратной последовательности } # {объединим: G(n+1) = 0G(n) union 1G^R(n1) }}} over { stack { {proof: end(G(n))=begin(G^R(n))} # {дальше очевидно } } }

</annotation>
  </semantics>
</math>
</file>

<file path=Object 4/content.xml><?xml version="1.0" encoding="utf-8"?>
<math xmlns="http://www.w3.org/1998/Math/MathML" display="block">
  <semantics>
    <mrow>
      <mrow>
        <mi>a</mi>
        <mo stretchy="false">∩</mo>
        <mi>b</mi>
      </mrow>
      <mrow>
        <mi mathvariant="normal">:</mi>
        <mo stretchy="false">=</mo>
        <mrow>
          <mi>a</mi>
          <mo stretchy="false">∧</mo>
          <mi>b</mi>
        </mrow>
      </mrow>
    </mrow>
    <annotation encoding="StarMath 5.0">a intersection b :=  a and b  </annotation>
  </semantics>
</math>
</file>

<file path=Object 5/content.xml><?xml version="1.0" encoding="utf-8"?>
<math xmlns="http://www.w3.org/1998/Math/MathML" display="block">
  <semantics>
    <mrow>
      <mrow>
        <mi>a</mi>
        <mo stretchy="false">∩</mo>
        <mi>b</mi>
      </mrow>
      <mrow>
        <mi mathvariant="normal">:</mi>
        <mo stretchy="false">=</mo>
        <mrow>
          <mi>a</mi>
          <mo stretchy="false">∧</mo>
          <mi>b</mi>
        </mrow>
      </mrow>
    </mrow>
    <annotation encoding="StarMath 5.0">a intersection b :=  a and b  </annotation>
  </semantics>
</math>
</file>